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ff" style:font-name="Arial1" fo:font-size="7.80000019073486pt" fo:letter-spacing="normal" fo:font-style="normal" fo:font-weight="bold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ff" style:font-name="Arial1" fo:font-size="7.80000019073486pt" fo:letter-spacing="normal" fo:font-style="normal" fo:font-weight="normal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ff" style:font-name="Arial1" fo:font-size="15pt" fo:letter-spacing="normal" fo:font-style="normal" fo:font-weight="normal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variant="normal" fo:text-transform="none" fo:color="#0000ff" style:font-name="Arial1" fo:font-size="7.80000019073486pt" fo:letter-spacing="normal" fo:font-style="normal" fo:font-weight="bold"/>
    </style:style>
    <style:style style:name="T4" style:family="text">
      <style:text-properties fo:font-variant="normal" fo:text-transform="none" fo:color="#0000ff" style:font-name="Arial1" fo:font-size="7.80000019073486pt" fo:letter-spacing="normal" fo:font-style="normal" fo:font-weight="bold" style:font-weight-asian="normal" style:font-weight-complex="normal"/>
    </style:style>
    <style:style style:name="T5" style:family="text">
      <style:text-properties fo:font-variant="normal" fo:text-transform="none" fo:color="#0000ff" style:font-name="Arial1" fo:font-size="7.80000019073486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0000ff" style:font-name="Arial1" fo:font-size="7.80000019073486pt" fo:letter-spacing="normal" fo:font-style="normal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letter-spacing="normal" fo:font-style="normal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ASES DE DONNEES</text:p>
      <text:p text:style-name="P5"/>
      <text:p text:style-name="P5"/>
      <text:p text:style-name="P1"><text:span text:style-name="T2">Structure :</text:span> </text:p>
      <text:p text:style-name="P1"/>
      <text:p text:style-name="P1"><text:span text:style-name="T1">Create table </text:span>: Créer une nouvelle table.</text:p>
      <text:p text:style-name="P1"/>
      <text:p text:style-name="P6"><text:span text:style-name="T10">Exemple : </text:span><text:span text:style-name="T3">CREATE TABLE customer<text:line-break/>(First_Name char(50),<text:line-break/>Last_Name char(50),<text:line-break/>Address char(50),<text:line-break/>City char(50),<text:line-break/>Country char(25),<text:line-break/>Birth_Date date)</text:span> </text:p>
      <text:p text:style-name="P6"/>
      <text:p text:style-name="P1"><text:span text:style-name="T1">Drop table</text:span> : Effacer une table existante.</text:p>
      <text:p text:style-name="P1"/>
      <text:p text:style-name="P6"><text:span text:style-name="T10">Exemple : </text:span><text:span text:style-name="T3">DROP TABLE customer</text:span></text:p>
      <text:p text:style-name="P1"/>
      <text:p text:style-name="P1"><text:span text:style-name="T1">Alter table </text:span>: Modifier une table</text:p>
      <text:list xml:id="list8369881436233083662" text:style-name="L1">
        <text:list-item>
          <text:p text:style-name="P8">Ajouter une ligne ou une colonne : Add « nom de la colonne » « Type de données pour la colonne ».</text:p>
        </text:list-item>
        <text:list-item>
          <text:p text:style-name="P8">Supprimer une colonne : Drop « nom de la colonne ».</text:p>
        </text:list-item>
        <text:list-item>
          <text:p text:style-name="P8">Changer un nom de colonne : Change « Ancien nom » « nouveau nom » « type de données ».</text:p>
        </text:list-item>
        <text:list-item>
          <text:p text:style-name="P8">Changer le type de données d'une colonne: Change « nom de colonne » « nouveau type de données ».</text:p>
          <text:p text:style-name="P8"/>
        </text:list-item>
      </text:list>
      <text:p text:style-name="P6"><text:span text:style-name="T10">Exemple : </text:span><text:span text:style-name="T3">ALTER table customer add Gender char(1)</text:span> </text:p>
      <text:p text:style-name="P1"/>
      <text:p text:style-name="P2">Les contraintes :</text:p>
      <text:p text:style-name="P2"/>
      <text:p text:style-name="P3">Not null : <text:span text:style-name="T13">Annoncer qu'une donnée ne peut pas être nulle.</text:span></text:p>
      <text:p text:style-name="P9"/>
      <text:p text:style-name="P6"><text:span text:style-name="T11">Exemple : </text:span><text:span text:style-name="T4">CREATE TABLE Customer <text:line-break/>Last_Name varchar (30) NOT NULL, <text:line-break/>First_Name varchar(30));</text:span><text:span text:style-name="T13"> </text:span></text:p>
      <text:p text:style-name="P10"/>
      <text:p text:style-name="P4"><text:span text:style-name="T1">Primary key</text:span><text:span text:style-name="T13"> : Ajouter une clé primaire.</text:span></text:p>
      <text:p text:style-name="P10"/>
      <text:p text:style-name="P6"><text:span text:style-name="T13">Exemple : </text:span><text:span text:style-name="T4">CREATE TABLE Customer <text:line-break/>(SID integer, <text:line-break/>Last_Name varchar(30), <text:line-break/>First_Name varchar(30), <text:line-break/>PRIMARY KEY (SID));</text:span><text:span text:style-name="T13"> <text:s/><text:tab/></text:span><text:span text:style-name="T1">OU</text:span></text:p>
      <text:p text:style-name="P11"/>
      <text:p text:style-name="P6"><text:span text:style-name="T5">ALTER TABLE Customer ADD PRIMARY KEY (SID);</text:span><text:span text:style-name="T1"> </text:span><text:span text:style-name="T13">Lorsque la table a déjà été créée auparavant.</text:span></text:p>
      <text:p text:style-name="P1"><text:soft-page-break/>Foreign key : Ajouter une clé étrangère.</text:p>
      <text:p text:style-name="P1"/>
      <text:p text:style-name="P6"><text:span text:style-name="T10">Exemple : </text:span><text:span text:style-name="T4">CREATE TABLE ORDERS <text:line-break/>(Order_ID integer, <text:line-break/>Order_Date date, <text:line-break/>Customer_SID integer, <text:line-break/>Amount double, <text:line-break/>Primary Key (Order_ID), <text:line-break/>Foreign Key (Customer_SID) references CUSTOMER(SID));</text:span><text:span text:style-name="T13"> </text:span><text:span text:style-name="T10"><text:tab/></text:span><text:span text:style-name="T12">OU</text:span></text:p>
      <text:p text:style-name="P12"/>
      <text:p text:style-name="P6"><text:span text:style-name="T6">ALTER TABLE ORDERS <text:line-break/>ADD FOREIGN KEY (customer_sid) REFERENCES CUSTOMER(SID);</text:span><text:span text:style-name="T12"> </text:span><text:span text:style-name="T10">Lorsque la table a déjà été créée auparavant.</text:span></text:p>
      <text:p text:style-name="P13"/>
      <text:p text:style-name="P13"/>
      <text:p text:style-name="P2">Données :</text:p>
      <text:p text:style-name="P2"/>
      <text:p text:style-name="P1">View : Créer une vue.</text:p>
      <text:p text:style-name="P1"/>
      <text:p text:style-name="P6"><text:span text:style-name="T10">Exemple : </text:span><text:span text:style-name="T4">CREATE VIEW V_Customer<text:line-break/>AS SELECT First_Name, Last_Name, Country<text:line-break/>FROM Customer</text:span></text:p>
      <text:p text:style-name="P14"/>
      <text:p text:style-name="P14"/>
      <text:p text:style-name="P17">Insert into : Insérer une donnée dans une table.</text:p>
      <text:p text:style-name="P17"/>
      <text:p text:style-name="P6"><text:span text:style-name="T7">Exemple : </text:span><text:span text:style-name="T3">INSERT INTO Store_Information (store_name, Sales, Date)<text:line-break/>VALUES ('Los Angeles', 900, '10-Jan-1999')</text:span><text:span text:style-name="T9"> </text:span></text:p>
      <text:p text:style-name="P18"/>
      <text:p text:style-name="P17">Update : Modifier les données contenues dans une table.</text:p>
      <text:p text:style-name="P17"/>
      <text:p text:style-name="P6"><text:span text:style-name="T7">Exemple : </text:span><text:span text:style-name="T4">UPDATE Store_Information<text:line-break/>SET Sales = 500<text:line-break/>WHERE store_name = "Los Angeles"<text:line-break/>AND Date = "08-Jan-1999"</text:span><text:span text:style-name="T8"> </text:span></text:p>
      <text:p text:style-name="P18"/>
      <text:p text:style-name="P17">Delete from : Supprimer les données d'une table.</text:p>
      <text:p text:style-name="P17"/>
      <text:p text:style-name="P6"><text:span text:style-name="T7">Exemple : </text:span><text:span text:style-name="T4">DELETE FROM Store_Information<text:line-break/>WHERE store_name = "Los Angeles"</text:span><text:span text:style-name="T8"> </text:span></text:p>
      <text:p text:style-name="P18"/>
      <text:p text:style-name="P17">Select distinct : Enlever les doublons.</text:p>
      <text:p text:style-name="P18"/>
      <text:p text:style-name="P17">Group by : Grouper les données.</text:p>
      <text:p text:style-name="P17"/>
      <text:p text:style-name="P6"><text:span text:style-name="T7">Exemple : </text:span><text:span text:style-name="T4">SELECT store_name, SUM(Sales)<text:line-break/>FROM Store_Information<text:line-break/>GROUP BY store_name</text:span><text:span text:style-name="T8"> </text:span></text:p>
      <text:p text:style-name="P17"/>
      <text:p text:style-name="P17">Order by : Ordonner les données.</text:p>
      <text:p text:style-name="P17"/>
      <text:p text:style-name="P6"><text:span text:style-name="T7">Exemple : </text:span><text:span text:style-name="T4">SELECT store_name, Sales, Date<text:line-break/>FROM Store_Information<text:line-break/>ORDER BY Sales DESC</text:span><text:span text:style-name="T8"> </text:span><text:span text:style-name="T7"><text:tab/>(desc = par ordre décroissant)<text:tab/>(asc = par ordre croissant)</text:span></text:p>
      <text:p text:style-name="P17"><text:soft-page-break/></text:p>
      <text:p text:style-name="P17">Having : Sélectionner les données.</text:p>
      <text:p text:style-name="P17"/>
      <text:p text:style-name="P6"><text:span text:style-name="T7">Exemple : </text:span><text:span text:style-name="T4">SELECT store_name, SUM(sales)<text:line-break/>FROM Store_Information<text:line-break/>GROUP BY store_name<text:line-break/>HAVING SUM(sales) &gt; 1500</text:span><text:span text:style-name="T8"> </text:span></text:p>
      <text:p text:style-name="P6"><text:span text:style-name="T8"/></text:p>
      <text:p text:style-name="P6"><text:span text:style-name="T8"/></text:p>
      <text:p text:style-name="P17">Like : Permet d’effectuer une recherche basée plutôt sur un modèle qu’une spécification exacte de ce qui est souhaité.</text:p>
      <text:p text:style-name="P17"/>
      <text:p text:style-name="P6"><text:span text:style-name="T7">Exemple : </text:span><text:span text:style-name="T4">SELECT *<text:line-break/>FROM Store_Information<text:line-break/>WHERE store_name LIKE '%AN%'</text:span><text:span text:style-name="T8"> </text:span><text:span text:style-name="T7"><text:tab/>(Afficher toutes les données qui contiennent « an »)</text:span></text:p>
      <text:p text:style-name="P18"/>
      <text:p text:style-name="P17">AVG : Faire la moyenne.</text:p>
      <text:p text:style-name="P17">COUNT : Compter le nombre de lignes.</text:p>
      <text:p text:style-name="P17">MAX : Trouver le maximum.</text:p>
      <text:p text:style-name="P17">MIN : Trouver le minimum.</text:p>
      <text:p text:style-name="P17">SUM : Faire la somme.</text:p>
      <text:p text:style-name="P17"/>
      <text:p text:style-name="P6"><text:span text:style-name="T7">Exemple : </text:span><text:span text:style-name="T4">SELECT SUM(Sales) FROM Store_Information</text:span><text:span text:style-name="T8"> </text:span></text:p>
      <text:p text:style-name="P19"/>
      <text:p text:style-name="P19"/>
      <text:p text:style-name="P18"/>
      <text:p text:style-name="P18"/>
      <text:p text:style-name="P17"/>
      <text:p text:style-name="P15"/>
      <text:p text:style-name="P15"/>
      <text:p text:style-name="P16"/>
      <text:p text:style-name="P13"/>
      <text:p text:style-name="P13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7T21:23:24.14</meta:creation-date>
    <dc:date>2013-04-17T22:30:07.08</dc:date>
    <meta:editing-duration>PT49M15S</meta:editing-duration>
    <meta:editing-cycles>7</meta:editing-cycles>
    <meta:generator>OpenOffice.org/3.4.1$Win32 OpenOffice.org_project/341m1$Build-9593</meta:generator>
    <meta:document-statistic meta:table-count="0" meta:image-count="0" meta:object-count="0" meta:page-count="3" meta:paragraph-count="45" meta:word-count="465" meta:character-count="2915"/>
  </office:meta>
</office:document-meta>
</file>